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8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10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1" style:family="paragraph" style:parent-style-name="Standard">
      <style:paragraph-properties fo:text-align="justify" style:justify-single-word="false"/>
      <style:text-properties officeooo:rsid="00207559" officeooo:paragraph-rsid="003712cb"/>
    </style:style>
    <style:style style:name="P12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3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4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6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9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20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21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2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P25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53578"/>
    </style:style>
    <style:style style:name="T16" style:family="text">
      <style:text-properties officeooo:rsid="003712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atização S-SEBI:</text:p>
      <text:p text:style-name="P9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1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2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4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6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20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8"/>
      <text:p text:style-name="P7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7"/>
      <text:p text:style-name="P7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7"/>
      <text:p text:style-name="P7"><text:tab/>O método encontrado para automatizar esse cálculo foi:</text:p>
      <text:list xml:id="list4008226058086074890" text:style-name="L1">
        <text:list-item>
          <text:p text:style-name="P26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7">De cada faixa, pega-se os 20 <text:span text:style-name="T16">(vinte)</text:span> maiores e os 20 <text:span text:style-name="T16">(vinte)</text:span> menores valores de temperatura, resultando em 4 <text:span text:style-name="T16">(quatro)</text:span> valores <text:s/>(chamaremos <text:span text:style-name="T12">de</text:span><draw:frame draw:style-name="fr1" draw:name="Objeto21" text:anchor-type="as-char" svg:y="-0.377cm" svg:width="1.189cm" svg:height="0.533cm" draw:z-index="21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1cm" svg:height="0.533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7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3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8"><text:span text:style-name="T10">T</text:span>em-se <text:span text:style-name="T10">então</text:span> os pares ordenados <draw:frame draw:style-name="fr1" draw:name="Objeto25" text:anchor-type="as-char" svg:y="-0.386cm" svg:width="3.013cm" svg:height="0.542cm" draw:z-index="30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29cm" svg:height="0.542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4"><text:tab/></text:p>
      <text:p text:style-name="P14"><text:tab/>Tendo os quatro pontos, basta agora aplicá-los à definição da equação da reta:</text:p>
      <text:p text:style-name="P14"/>
      <text:p text:style-name="P15"><draw:frame draw:style-name="fr1" draw:name="Objeto37" text:anchor-type="as-char" svg:y="-1.563cm" svg:width="9.76cm" svg:height="1.741cm" draw:z-index="33"><draw:object xlink:href="./Object 37" xlink:type="simple" xlink:show="embed" xlink:actuate="onLoad"/><draw:image xlink:href="./ObjectReplacements/Object 37" xlink:type="simple" xlink:show="embed" xlink:actuate="onLoad"/></draw:frame></text:p>
      <text:list xml:id="list111556866601353" text:continue-numbering="true" text:style-name="L1">
        <text:list-header>
          <text:p text:style-name="P29"/>
        </text:list-header>
      </text:list>
      <text:p text:style-name="P10"/>
      <text:p text:style-name="P13"><text:soft-page-break/><text:tab/>Fazendo <draw:frame draw:style-name="fr1" draw:name="Objeto2" text:anchor-type="as-char" svg:y="-0.386cm" svg:width="2.23cm" svg:height="0.542cm" draw:z-index="19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2"/>
      <text:p text:style-name="P12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2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2"/>
      <text:p text:style-name="P19"><text:tab/>Isolando y na equação geral, te<text:span text:style-name="T11">remos a equação reduzida da reta</text:span>:</text:p>
      <text:p text:style-name="P17"><draw:frame draw:style-name="fr1" draw:name="Objeto7" text:anchor-type="as-char" svg:y="-0.623cm" svg:width="2.577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/>
      <text:p text:style-name="P16"><text:tab/><text:span text:style-name="T11">Voltando ao S-SEBI, as equações reduzidas das retas limite serão dadas por:</text:span></text:p>
      <text:p text:style-name="P18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8"/>
      <text:p text:style-name="P18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6"/>
      <text:p text:style-name="P22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2"/>
      <text:p text:style-name="P20"><text:tab/>Substituindo as equações (0<text:span text:style-name="T12">3</text:span>) e (<text:span text:style-name="T12">04</text:span>) em (0<text:span text:style-name="T12">2</text:span>), tem-se: </text:p>
      <text:p text:style-name="P20"/>
      <text:p text:style-name="P21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6"/>
      <text:p text:style-name="P24"><text:tab/>Após essa bateria de cálculos, obteve-se o seguinte gráfico:</text:p>
      <text:p text:style-name="P24"/>
      <text:p text:style-name="P6"><text:span text:style-name="T2">Figura </text:span><text:span text:style-name="T3">2</text:span>- Representação esquemática do gráfico de dispersão de temperatura da </text:p>
      <text:p text:style-name="P6">superfície e albedo (nível de reflectância) e as retas limite (Método <text:span text:style-name="T15">automatizado</text:span>).</text:p>
      <text:p text:style-name="P16"/>
      <text:p text:style-name="P16"><text:tab/><text:span text:style-name="T16">A aproximação dos coeficientes das retas pelo método de exaustão e pelo método automatizado atingiu até % de precisão nas imagens testadas.</text:span></text:p>
      <text:p text:style-name="P16"/>
      <text:p text:style-name="P11"/>
      <text:p text:style-name="P11"/>
      <text:p text:style-name="P11"/>
      <text:p text:style-name="P11">Automatização SSEB:</text:p>
      <text:p text:style-name="P11"/>
      <text:p text:style-name="P25">Já no algoritmo SSEB, a variável abstrata é a fração de evapotranspiração, que <text:s/>utiliza o artifício de encontrar 3 (três) pixels-âncora quentes e 3 (três) pixels-âncora frios de acordo com os valores do NDVI (<text:span text:style-name="T14">Normalized Difference Vegetation Index</text:span>), ou seja, para um dado período, o pixel frio representa culturas bem vegetadas e bem regadas, selecionado pela combinação de valores baixos de T s e altos valores de IVDN. Já o pixel quente representa vegetação de baixa densidade e solo relativamente seco, identificado por altos valores de T s e baixos valores de NDVI (SENAY<text:span text:style-name="T14"> et al</text:span>., 2007; 2011b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7H50M58S</meta:editing-duration>
    <meta:editing-cycles>17</meta:editing-cycles>
    <meta:generator>LibreOffice/4.2.4.2$Linux_X86_64 LibreOffice_project/420m0$Build-2</meta:generator>
    <dc:date>2014-07-22T11:15:51.631024397</dc:date>
    <meta:document-statistic meta:table-count="0" meta:image-count="0" meta:object-count="37" meta:page-count="2" meta:paragraph-count="36" meta:word-count="517" meta:character-count="3172" meta:non-whitespace-character-count="2648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22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